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verdana" svg:font-family="verdana, 'bitstream vera sans', sans-serif"/>
    <style:font-face style:name="Verdana" svg:font-family="Verdana"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Gill Sans3" svg:font-family="'Gill Sans'" style:font-family-generic="swiss" style:font-pitch="variable"/>
    <style:font-face style:name="Gill Sans2" svg:font-family="'Gill Sans'" style:font-adornments="Bold" style:font-family-generic="swiss" style:font-pitch="variable"/>
    <style:font-face style:name="Gill Sans1" svg:font-family="'Gill Sans'" style:font-adornments="Italic" style:font-family-generic="swiss" style:font-pitch="variable"/>
    <style:font-face style:name="Gill Sans" svg:font-family="'Gill Sans'" style:font-adornments="Regular" style:font-family-generic="swiss" style:font-pitch="variable"/>
    <style:font-face style:name="Gill Sans Bold" svg:font-family="'Gill Sans Bold'" style:font-adornments="Bold" style:font-family-generic="swiss"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text-align="center" style:justify-single-word="false" fo:text-indent="0in" style:auto-text-indent="false"/>
    </style:style>
    <style:style style:name="P2" style:family="paragraph" style:parent-style-name="Text_20_body">
      <style:paragraph-properties fo:margin-left="0.198in" fo:margin-right="0in" fo:text-indent="0in" style:auto-text-indent="false"/>
    </style:style>
    <style:style style:name="P3" style:family="paragraph" style:parent-style-name="Heading_20_1" style:master-page-name="HTML">
      <style:paragraph-properties style:page-number="auto"/>
    </style:style>
    <style:style style:name="P4" style:family="paragraph" style:parent-style-name="Text_20_body" style:list-style-name="L1">
      <style:paragraph-properties fo:margin-top="0in" fo:margin-bottom="0in">
        <style:tab-stops>
          <style:tab-stop style:position="0.2811in"/>
        </style:tab-stops>
      </style:paragraph-properties>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Text_20_body">
      <style:paragraph-properties fo:margin-left="0.1772in" fo:margin-right="0in" fo:margin-top="0in" fo:margin-bottom="0in" fo:text-indent="0in" style:auto-text-indent="false"/>
    </style:style>
    <style:style style:name="P7" style:family="paragraph" style:parent-style-name="Heading_20_3">
      <style:paragraph-properties fo:text-align="start" style:justify-single-word="false"/>
    </style:style>
    <style:style style:name="T1" style:family="text">
      <style:text-properties style:font-name="Gill Sans3"/>
    </style:style>
    <style:style style:name="T2" style:family="text">
      <style:text-properties style:font-name="Gill Sans3" fo:font-weight="normal" style:font-weight-asian="normal" style:font-weight-complex="normal"/>
    </style:style>
    <style:style style:name="T3" style:family="text">
      <style:text-properties style:use-window-font-color="true" style:font-name-asian="Verdana" style:font-name-complex="Verdana"/>
    </style:style>
    <style:style style:name="T4" style:family="text">
      <style:text-properties style:use-window-font-color="true" style:font-name="Gill Sans3" fo:font-size="10pt" fo:font-weight="normal" style:font-name-asian="Verdana" style:font-size-asian="10pt" style:font-weight-asian="normal" style:font-name-complex="Verdana" style:font-size-complex="10pt" style:font-weight-complex="normal"/>
    </style:style>
    <style:style style:name="T5" style:family="text">
      <style:text-properties fo:font-style="italic"/>
    </style:style>
    <style:style style:name="T6" style:family="text">
      <style:text-properties style:text-position="super 58%"/>
    </style:style>
    <text:list-style style:name="L1">
      <text:list-level-style-bullet text:level="1" text:style-name="Bullet_20_Symbols" style:num-suffix="." text:bullet-char="•">
        <style:list-level-properties text:min-label-width="0.1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DDE_LINK"/><text:a xlink:type="simple" xlink:href="" text:style-name="Internet_20_link" text:visited-style-name="Visited_20_Internet_20_Link">Neil Kandalgaonkar</text:a></text:h>
      <text:p text:style-name="P1"><text:a xlink:type="simple" xlink:href="" text:style-name="Internet_20_link" text:visited-style-name="Visited_20_Internet_20_Link">Based in San Francisco, CA<text:line-break/>http://brevity.org/resume/ · resume@brevity.org </text:a></text:p>
      <text:p text:style-name="P1"/>
      <text:h text:style-name="Heading_20_2" text:outline-level="2">Goal</text:h>
      <text:p text:style-name="Text_20_body"><text:a xlink:type="simple" xlink:href="" text:style-name="Internet_20_link" text:visited-style-name="Visited_20_Internet_20_Link">Help people to cooperate at internet scale</text:a>.</text:p>
      <text:h text:style-name="Heading_20_2" text:outline-level="2" text:is-list-header="true"><text:a xlink:type="simple" xlink:href="" text:style-name="Internet_20_link" text:visited-style-name="Visited_20_Internet_20_Link">Work experience</text:a></text:h>
      <text:h text:style-name="Heading_20_3" text:outline-level="3"><text:a xlink:type="simple" xlink:href="" text:style-name="Internet_20_link" text:visited-style-name="Visited_20_Internet_20_Link">Software Engineer, Wikimedia Foundation</text:a><text:a xlink:type="simple" xlink:href="" text:style-name="Internet_20_link" text:visited-style-name="Visited_20_Internet_20_Link"><text:span text:style-name="T1"> </text:span></text:a><text:a xlink:type="simple" xlink:href="" text:style-name="Internet_20_link" text:visited-style-name="Visited_20_Internet_20_Link"><text:span text:style-name="T2">· <text:s/>December 2009 – present</text:span></text:a></text:h>
      <text:p text:style-name="Text_20_body"><text:span text:style-name="T2">The </text:span><text:a xlink:type="simple" xlink:href="" text:style-name="Internet_20_link" text:visited-style-name="Visited_20_Internet_20_Link"><text:span text:style-name="T2">Wikimedia Foundation is the organization behind Wikipedia. </text:span></text:a><text:span text:style-name="T2">I have been working on multimedia usability issues, by adding features to the PHP backend and creating a jQuery-based frontends. <text:s/>All work open source; see resume URL above.</text:span></text:p>
      <text:h text:style-name="Heading_20_3" text:outline-level="3"><text:a xlink:type="simple" xlink:href="" text:style-name="Internet_20_link" text:visited-style-name="Visited_20_Internet_20_Link">Software Engineer, Flickr</text:a><text:a xlink:type="simple" xlink:href="" text:style-name="Internet_20_link" text:visited-style-name="Visited_20_Internet_20_Link"><text:span text:style-name="T1"> </text:span></text:a><text:a xlink:type="simple" xlink:href="" text:style-name="Internet_20_link" text:visited-style-name="Visited_20_Internet_20_Link"><text:span text:style-name="T2">· <text:s/>August 2008 – April 2009</text:span></text:a></text:h>
      <text:p text:style-name="Text_20_body">Flickr is one of the leading photo-sharing websites in the world. I joined the PHP team and made various improvements to Flickr's payment system and FlickrMail. <text:span text:style-name="T3">I</text:span><text:a xlink:type="simple" xlink:href="" text:style-name="Internet_20_link" text:visited-style-name="Visited_20_Internet_20_Link"><text:span text:style-name="T4"> was let go as part of Yahoo-wide layoffs in April 2009.</text:span></text:a></text:p>
      <text:h text:style-name="Heading_20_3" text:outline-level="3"><text:a xlink:type="simple" xlink:href="" text:style-name="Internet_20_link" text:visited-style-name="Visited_20_Internet_20_Link">Software Engineer, Upcoming.org</text:a><text:a xlink:type="simple" xlink:href="" text:style-name="Internet_20_link" text:visited-style-name="Visited_20_Internet_20_Link"><text:span text:style-name="T1"> </text:span></text:a><text:a xlink:type="simple" xlink:href="" text:style-name="Internet_20_link" text:visited-style-name="Visited_20_Internet_20_Link"><text:span text:style-name="T2">· </text:span></text:a><text:a xlink:type="simple" xlink:href="" text:style-name="Internet_20_link" text:visited-style-name="Visited_20_Internet_20_Link"><text:span text:style-name="T1"><text:s/></text:span></text:a><text:a xlink:type="simple" xlink:href="" text:style-name="Internet_20_link" text:visited-style-name="Visited_20_Internet_20_Link"><text:span text:style-name="T2">December 2006 – August 2008</text:span></text:a></text:h>
      <text:p text:style-name="Text_20_body"><text:a xlink:type="simple" xlink:href="" text:style-name="Internet_20_link" text:visited-style-name="Visited_20_Internet_20_Link">Upcoming.org is a collaborative events calendar, acquired by Yahoo in 2005, using PHP and Perl. <text:s/>I integrated event listings into Yahoo Search, redesigned the event data and geographic models, improved user interface and responsiveness, wrote a deploy system to automatically optimize site load time, and mentored new hires. Received Excellence and Hack Day Awards in 2008</text:a>.</text:p>
      <text:h text:style-name="Heading_20_3" text:outline-level="3"><text:a xlink:type="simple" xlink:href="" text:style-name="Internet_20_link" text:visited-style-name="Visited_20_Internet_20_Link">Software Engineer, Google</text:a><text:a xlink:type="simple" xlink:href="" text:style-name="Internet_20_link" text:visited-style-name="Visited_20_Internet_20_Link"><text:span text:style-name="T1"> </text:span></text:a><text:a xlink:type="simple" xlink:href="" text:style-name="Internet_20_link" text:visited-style-name="Visited_20_Internet_20_Link"><text:span text:style-name="T2">·</text:span></text:a><text:a xlink:type="simple" xlink:href="" text:style-name="Internet_20_link" text:visited-style-name="Visited_20_Internet_20_Link"><text:span text:style-name="T1"> <text:s/></text:span></text:a><text:a xlink:type="simple" xlink:href="" text:style-name="Internet_20_link" text:visited-style-name="Visited_20_Internet_20_Link"><text:span text:style-name="T2">September 2005 – October 2006</text:span></text:a></text:h>
      <text:p text:style-name="P2"><text:a xlink:type="simple" xlink:href="" text:style-name="Internet_20_link" text:visited-style-name="Visited_20_Internet_20_Link">I was part of the team that launched Google Checkout, a Java-based commerce and payments system. My role was to refactor Google Checkout for international markets. This included the frontend, the data store, order processing and taxation policy, the Merchant API, and even customized ways to create your Google Account.</text:a></text:p>
      <text:h text:style-name="Heading_20_3" text:outline-level="3"><text:a xlink:type="simple" xlink:href="" text:style-name="Internet_20_link" text:visited-style-name="Visited_20_Internet_20_Link">Developer, Enfold Systems</text:a><text:a xlink:type="simple" xlink:href="" text:style-name="Internet_20_link" text:visited-style-name="Visited_20_Internet_20_Link"><text:span text:style-name="T2"> · <text:s/>April 2005 – July 2005</text:span></text:a></text:h>
      <text:p text:style-name="Text_20_body"><text:a xlink:type="simple" xlink:href="" text:style-name="Internet_20_link" text:visited-style-name="Visited_20_Internet_20_Link">Enfold Systems provides consulting and enterprise tools for Plone, an open source, Python-based content management system.</text:a></text:p>
      <text:h text:style-name="Heading_20_3" text:outline-level="3" text:is-list-header="true"><text:a xlink:type="simple" xlink:href="" text:style-name="Internet_20_link" text:visited-style-name="Visited_20_Internet_20_Link">Self-employed consultant</text:a><text:a xlink:type="simple" xlink:href="" text:style-name="Internet_20_link" text:visited-style-name="Visited_20_Internet_20_Link"><text:span text:style-name="T2"> · <text:s/>May 2002 – November 2004</text:span></text:a></text:h>
      <text:p text:style-name="P2"><text:a xlink:type="simple" xlink:href="" text:style-name="Internet_20_link" text:visited-style-name="Visited_20_Internet_20_Link">During this period I consulted for a number of clients, particularly <text:s/>Vision2Hire, a maker of online human resources software. </text:a></text:p>
      <text:h text:style-name="Heading_20_3" text:outline-level="3" text:is-list-header="true"><text:a xlink:type="simple" xlink:href="" text:style-name="Internet_20_link" text:visited-style-name="Visited_20_Internet_20_Link">Developer, ActiveState Corporation</text:a><text:a xlink:type="simple" xlink:href="" text:style-name="Internet_20_link" text:visited-style-name="Visited_20_Internet_20_Link"><text:span text:style-name="T2"> · <text:s/>September 2000 – December 2001</text:span></text:a></text:h>
      <text:p text:style-name="Text_20_body"><text:a xlink:type="simple" xlink:href="" text:style-name="Internet_20_link" text:visited-style-name="Visited_20_Internet_20_Link">ActiveState produces tools for scripting language programmers. I re-engineered PPM server, part of a system for installing Perl and Python software libraries. I also helped architect ASPN, a site which aggregated knowledge about such languages.</text:a></text:p>
      <text:h text:style-name="P7" text:outline-level="3" text:is-list-header="true"><text:a xlink:type="simple" xlink:href="" text:style-name="Internet_20_link" text:visited-style-name="Visited_20_Internet_20_Link">Systems Architect, Stylus Strategic Communications</text:a><text:a xlink:type="simple" xlink:href="" text:style-name="Internet_20_link" text:visited-style-name="Visited_20_Internet_20_Link"><text:span text:style-name="T2"> · <text:s/>June 1997 – November 1999</text:span></text:a></text:h>
      <text:p text:style-name="Text_20_body"><text:a xlink:type="simple" xlink:href="" text:style-name="Internet_20_link" text:visited-style-name="Visited_20_Internet_20_Link">I created web applications for some of Canada's most successful corporations, such as Bell Canada Enterprises.</text:a></text:p>
      <text:h text:style-name="Heading_20_2" text:outline-level="2" text:is-list-header="true"><text:a xlink:type="simple" xlink:href="" text:style-name="Internet_20_link" text:visited-style-name="Visited_20_Internet_20_Link">Open source projects</text:a></text:h>
      <text:h text:style-name="Heading_20_3" text:outline-level="3" text:is-list-header="true"><text:a xlink:type="simple" xlink:href="" text:style-name="Internet_20_link" text:visited-style-name="Visited_20_Internet_20_Link">Lickr</text:a><text:a xlink:type="simple" xlink:href="" text:style-name="Internet_20_link" text:visited-style-name="Visited_20_Internet_20_Link"><text:span text:style-name="T2"> · <text:s/>March 2005 – April 2005</text:span></text:a></text:h>
      <text:p text:style-name="Text_20_body"><text:a xlink:type="simple" xlink:href="" text:style-name="Internet_20_link" text:visited-style-name="Visited_20_Internet_20_Link">Lickr was the first true AJAX interface for Flickr, implemented as a third-party Firefox/Greasemonkey extension.</text:a></text:p>
      <text:h text:style-name="Heading_20_2" text:outline-level="2"><text:a xlink:type="simple" xlink:href="" text:style-name="Internet_20_link" text:visited-style-name="Visited_20_Internet_20_Link">Other experience</text:a></text:h>
      <text:list xml:id="list384790553" text:style-name="L1">
        <text:list-item>
          <text:p text:style-name="P4">Various p<text:a xlink:type="simple" xlink:href="" text:style-name="Internet_20_link" text:visited-style-name="Visited_20_Internet_20_Link">rojects with Ardent Heavy Industries, San Francisco Bay Area art collective, 2007–p</text:a>resent</text:p>
        </text:list-item>
        <text:list-item>
          <text:p text:style-name="P4"><text:a xlink:type="simple" xlink:href="" text:style-name="Internet_20_link" text:visited-style-name="Visited_20_Internet_20_Link">Literacy/numeracy Tutor with Frontier College, at Britannia High School in East Vancouver, 2005 </text:a></text:p>
        </text:list-item>
        <text:list-item>
          <text:p text:style-name="P4"><text:a xlink:type="simple" xlink:href="" text:style-name="Internet_20_link" text:visited-style-name="Visited_20_Internet_20_Link">Font designer, </text:a><text:a xlink:type="simple" xlink:href="" text:style-name="Internet_20_link" text:visited-style-name="Visited_20_Internet_20_Link"><text:span text:style-name="T5">A Handbook of the Cherokee Verb: A Preliminary Study</text:span></text:a><text:a xlink:type="simple" xlink:href="" text:style-name="Internet_20_link" text:visited-style-name="Visited_20_Internet_20_Link">, Cherokee National Historical Society, 2002 <text:s/></text:a></text:p>
        </text:list-item>
      </text:list>
      <text:h text:style-name="Heading_20_2" text:outline-level="2" text:is-list-header="true"><text:a xlink:type="simple" xlink:href="" text:style-name="Internet_20_link" text:visited-style-name="Visited_20_Internet_20_Link">Education<text:tab/><text:tab/><text:tab/><text:tab/><text:tab/>Languages</text:a></text:h>
      <text:p text:style-name="Text_20_body"><text:a xlink:type="simple" xlink:href="" text:style-name="Internet_20_link" text:visited-style-name="Visited_20_Internet_20_Link">Bachelor of Arts, Communication Studies, Spring 2000 <text:tab/><text:tab/>English, French<text:line-break/>Concordia University, Montreal, Quebec </text:a></text:p>
      <text:h text:style-name="Heading_20_2" text:outline-level="2"><text:a xlink:type="simple" xlink:href="" text:style-name="Internet_20_link" text:visited-style-name="Visited_20_Internet_20_Link">Buzzword-compliant section</text:a></text:h>
      <text:p text:style-name="Text_20_body"><text:a xlink:type="simple" xlink:href="" text:style-name="Internet_20_link" text:visited-style-name="Visited_20_Internet_20_Link">Java, Javascript, jQuery, AJAX, Perl, PHP, Python, XSLT, </text:a><text:a xlink:type="simple" xlink:href="" text:style-name="Internet_20_link" text:visited-style-name="Visited_20_Internet_20_Link">JasmineBDD, PHPUnit, </text:a>JUnit, <text:a xlink:type="simple" xlink:href="" text:style-name="Internet_20_link" text:visited-style-name="Visited_20_Internet_20_Link">XML, HTTP, HTML, SMTP, REST, <text:s/>Apache, mod_perl, Java servlets, MySQL, Oracle, MSSQL, Unix (Linux, Solaris, *BSD)</text:a><text:bookmark-end text:name="DDE_LINK"/>, GLaDOS, UX, User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verdana" svg:font-family="verdana, 'bitstream vera sans', sans-serif"/>
    <style:font-face style:name="Verdana" svg:font-family="Verdana"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Gill Sans3" svg:font-family="'Gill Sans'" style:font-family-generic="swiss" style:font-pitch="variable"/>
    <style:font-face style:name="Gill Sans2" svg:font-family="'Gill Sans'" style:font-adornments="Bold" style:font-family-generic="swiss" style:font-pitch="variable"/>
    <style:font-face style:name="Gill Sans1" svg:font-family="'Gill Sans'" style:font-adornments="Italic" style:font-family-generic="swiss" style:font-pitch="variable"/>
    <style:font-face style:name="Gill Sans" svg:font-family="'Gill Sans'" style:font-adornments="Regular" style:font-family-generic="swiss" style:font-pitch="variable"/>
    <style:font-face style:name="Gill Sans Bold" svg:font-family="'Gill Sans Bold'" style:font-adornments="Bold"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text-properties style:font-name="Gill Sans"/>
    </style:style>
    <style:style style:name="Text_20_body" style:display-name="Text body" style:family="paragraph" style:parent-style-name="Standard" style:class="text">
      <style:paragraph-properties fo:margin-left="0.1701in" fo:margin-right="0in" fo:margin-top="0in" fo:margin-bottom="0.0701in" fo:text-indent="0in" style:auto-text-indent="false"/>
      <style:text-properties style:font-name="Gill Sans"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in" fo:margin-bottom="0.0701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ill Sans" fo:font-size="18pt" fo:font-weight="normal"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0701in"/>
      <style:text-properties style:font-name="Gill Sans1" fo:font-size="13pt" fo:font-style="italic" fo:font-weight="normal" style:font-name-asian="Tahoma" style:font-size-asian="13pt" style:font-style-asian="italic" style:font-weight-asian="normal" style:font-name-complex="Tahoma" style:font-size-complex="13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0701in" fo:margin-bottom="0in" style:shadow="none"/>
      <style:text-properties style:font-name="Gill Sans2" fo:font-size="10pt" fo:font-weight="bold" style:font-name-asian="Tahoma"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in" fo:margin-bottom="0.0701in"/>
      <style:text-properties style:font-name="Gill Sans Bold" fo:font-size="10pt" fo:font-weight="bold" style:font-name-asian="Tahoma"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brevity.org -- resume of Neil Kandalgaonkar</dc:title>
    <meta:creation-date>2006-10-10T15:47:52</meta:creation-date>
    <dc:date>2010-11-20T22:20:47</dc:date>
    <meta:printed-by>Neil K</meta:printed-by>
    <meta:print-date>2009-05-28T10:25:21</meta:print-date>
    <dc:language>en-US</dc:language>
    <meta:editing-cycles>26</meta:editing-cycles>
    <meta:editing-duration>PT65H00M19S</meta:editing-duration>
    <dc:creator>Neil Kandalgaonkar</dc:creator>
    <meta:document-statistic meta:table-count="0" meta:image-count="0" meta:object-count="0" meta:page-count="1" meta:paragraph-count="32" meta:word-count="479" meta:character-count="3268"/>
    <meta:user-defined meta:name="Info 1"/>
    <meta:user-defined meta:name="Info 2"/>
    <meta:user-defined meta:name="Info 3"/>
    <meta:user-defined meta:name="Info 4"/>
  </office:meta>
</office:document-meta>
</file>